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11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8" style:family="table-column">
      <style:table-column-properties fo:break-before="auto" style:column-width="6.489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7.407cm"/>
    </style:style>
    <style:style style:name="co12" style:family="table-column">
      <style:table-column-properties fo:break-before="auto" style:column-width="8.528cm"/>
    </style:style>
    <style:style style:name="co13" style:family="table-column">
      <style:table-column-properties fo:break-before="auto" style:column-width="3.143cm"/>
    </style:style>
    <style:style style:name="co14" style:family="table-column">
      <style:table-column-properties fo:break-before="auto" style:column-width="4.51cm"/>
    </style:style>
    <style:style style:name="co15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9.758cm"/>
    </style:style>
    <style:style style:name="co23" style:family="table-column">
      <style:table-column-properties fo:break-before="auto" style:column-width="2.651cm"/>
    </style:style>
    <style:style style:name="co24" style:family="table-column">
      <style:table-column-properties fo:break-before="auto" style:column-width="4.27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Naissan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row table:style-name="ro2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2">
          <table:table-cell office:value-type="string">
            <text:p>[block1;block=begin][block1.$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table:number-columns-repeated="7"/>
        </table:table-row>
        <table:table-row table:style-name="ro2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15:57</dc:date>
    <dc:creator>romain </dc:creator>
    <meta:editing-duration>PT6H28M39S</meta:editing-duration>
    <meta:editing-cycles>51</meta:editing-cycles>
    <meta:document-statistic meta:table-count="3" meta:cell-count="46" meta:object-count="0"/>
  </office:meta>
</office:document-meta>
</file>